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foo</text:p>
          </table:table-cell>
          <table:table-cell office:value-type="string">
            <text:p>bar</text:p>
          </table:table-cell>
          <table:table-cell table:style-name="Default" office:value-type="string">
            <text:p>fooBar</text:p>
          </table:table-cell>
          <table:table-cell office:value-type="string">
            <text:p>foo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Test 1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string">
            <text:p>a,b,c,la la lo</text:p>
          </table:table-cell>
          <table:table-cell office:value-type="string">
            <text:p>foo bar bier</text:p>
          </table:table-cell>
        </table:table-row>
        <table:table-row table:style-name="ro1">
          <table:table-cell office:value-type="string">
            <text:p>Test 2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string">
            <text:p>1,2,3,4</text:p>
          </table:table-cell>
          <table:table-cell office:value-type="string">
            <text:p>long text with comma</text:p>
          </table:table-cell>
        </table:table-row>
        <table:table-row table:style-name="ro2">
          <table:table-cell office:value-type="string">
            <text:p>Test 3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string">
            <text:p>,a,b,,“c“, d</text:p>
          </table:table-cell>
          <table:table-cell/>
        </table:table-row>
        <table:table-row table:style-name="ro2">
          <table:table-cell office:value-type="string">
            <text:p>Test 4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string">
            <text:p>,,,,,,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5">05.01.2012</text:date>, <text:time>21:5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05T21:47:12</meta:creation-date>
    <dc:date>2012-01-05T21:55:24</dc:date>
    <meta:editing-duration>PT8M13S</meta:editing-duration>
    <meta:editing-cycles>1</meta:editing-cycles>
    <meta:document-statistic meta:table-count="3" meta:cell-count="23" meta:object-count="0"/>
    <meta:generator>LibreOffice/3.3$Unix LibreOffice_project/330m19$Build-202</meta:generator>
  </office:meta>
</office:document-meta>
</file>